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" draw:fill-image-name="Bitmape_20_1" draw:textarea-horizontal-align="justify" draw:textarea-vertical-align="middle" draw:auto-grow-height="false" fo:min-height="2.442cm" fo:min-width="3.985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5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ing_20_3" draw:fill-image-name="Bitmape_20_1" draw:textarea-horizontal-align="justify" draw:textarea-vertical-align="middle" draw:auto-grow-height="false" fo:min-height="2.442cm" fo:min-width="3.985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ing_20_4" draw:fill-image-name="Bitmape_20_1" draw:textarea-horizontal-align="justify" draw:textarea-vertical-align="middle" draw:auto-grow-height="false" fo:min-height="2.441cm" fo:min-width="3.986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4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ing_20_2" draw:fill-image-name="Bitmape_20_1" draw:textarea-horizontal-align="justify" draw:textarea-vertical-align="middle" draw:auto-grow-height="false" fo:min-height="2.442cm" fo:min-width="3.986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99ccff" draw:fill-gradient-name="Gradient_20_7" draw:fill-hatch-name="Hatch_20_1" draw:fill-image-name="Bitmape_20_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" style:family="paragraph">
      <loext:graphic-properties draw:fill="none" draw:fill-color="#99ccff" draw:fill-gradient-name="Gradient_20_7" draw:fill-hatch-name="Hatching_20_3" draw:fill-image-name="Bitmape_20_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4" style:family="paragraph">
      <loext:graphic-properties draw:fill="none" draw:fill-color="#99ccff" draw:fill-gradient-name="Gradient_20_7" draw:fill-hatch-name="Hatching_20_4" draw:fill-image-name="Bitmape_20_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5" style:family="paragraph">
      <loext:graphic-properties draw:fill="none" draw:fill-color="#99ccff" draw:fill-gradient-name="Gradient_20_7" draw:fill-hatch-name="Hatching_20_2" draw:fill-image-name="Bitmape_20_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6" draw:id="id6" draw:layer="layout" svg:width="4.485cm" svg:height="2.692cm" svg:x="7.8cm" svg:y="2.008cm">
          <text:p text:style-name="P1"><text:span text:style-name="T1">Управляющая</text:span></text:p>
          <text:p text:style-name="P1"><text:span text:style-name="T1">функция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4.485cm" svg:height="2.692cm" svg:x="7.815cm" svg:y="20.23cm">
          <text:p text:style-name="P1"><text:span text:style-name="T1">БД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4.486cm" svg:height="2.691cm" svg:x="15.2cm" svg:y="16.209cm">
          <text:p text:style-name="P1"><text:span text:style-name="T1">Система</text:span></text:p>
          <text:p text:style-name="P1"><text:span text:style-name="T1">логирования</text:span></text:p>
          <text:p text:style-name="P1"><text:span text:style-name="T1">программы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485cm" svg:height="2.692cm" svg:x="7.8cm" svg:y="12.008cm">
          <text:p text:style-name="P1"><text:span text:style-name="T1">GUI</text:span></text:p>
          <text:p text:style-name="P1"><text:span text:style-name="T1">контроллер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485cm" svg:height="2.692cm" svg:x="7.8cm" svg:y="16.208cm">
          <text:p text:style-name="P1"><text:span text:style-name="T1">СУБД</text:span></text:p>
          <text:p text:style-name="P1"><text:span text:style-name="T1">контроллер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4.486cm" svg:height="2.692cm" svg:x="7.8cm" svg:y="7.2cm">
          <text:p text:style-name="P1"><text:span text:style-name="T1">Графический</text:span></text:p>
          <text:p text:style-name="P1"><text:span text:style-name="T1">интерфейс</text:span></text:p>
          <text:p text:style-name="P1"><text:span text:style-name="T1">пользователя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0.043cm" svg:y1="9.892cm" svg:x2="10.042cm" svg:y2="12.008cm" draw:start-shape="id1" draw:start-glue-point="2" draw:end-shape="id2" svg:d="M10043 9892v1058h-1v1058" svg:viewBox="0 0 2 2117">
          <text:p/>
        </draw:connector>
        <draw:connector draw:style-name="gr5" draw:text-style-name="P6" draw:layer="layout" svg:x1="10.042cm" svg:y1="14.7cm" svg:x2="10.042cm" svg:y2="16.208cm" draw:start-shape="id2" draw:start-glue-point="2" draw:end-shape="id3" draw:end-glue-point="0" svg:d="M10042 14700v1508" svg:viewBox="0 0 1 1509">
          <text:p/>
        </draw:connector>
        <draw:connector draw:style-name="gr5" draw:text-style-name="P6" draw:layer="layout" svg:x1="10.042cm" svg:y1="18.9cm" svg:x2="10.057cm" svg:y2="20.23cm" draw:start-shape="id3" draw:start-glue-point="2" draw:end-shape="id4" draw:end-glue-point="0" svg:d="M10042 18900v665h15v665" svg:viewBox="0 0 16 1331">
          <text:p/>
        </draw:connector>
        <draw:connector draw:style-name="gr6" draw:text-style-name="P6" draw:layer="layout" svg:x1="12.285cm" svg:y1="17.554cm" svg:x2="15.2cm" svg:y2="17.554cm" draw:start-shape="id3" draw:start-glue-point="1" draw:end-shape="id5" draw:end-glue-point="3" svg:d="M12285 17554h2915" svg:viewBox="0 0 2916 1">
          <text:p/>
        </draw:connector>
        <draw:frame draw:style-name="gr7" draw:text-style-name="P7" draw:layer="layout" svg:width="4.041cm" svg:height="0.962cm" svg:x="8.059cm" svg:y="0.8cm">
          <draw:text-box>
            <text:p>Точка входа</text:p>
          </draw:text-box>
        </draw:frame>
        <draw:connector draw:style-name="gr8" draw:text-style-name="P6" draw:layer="layout" draw:type="line" svg:x1="10.042cm" svg:y1="4.7cm" svg:x2="10.043cm" svg:y2="7.2cm" draw:start-shape="id6" draw:start-glue-point="2" draw:end-shape="id1" svg:d="M10042 4700l1 2500" svg:viewBox="0 0 2 2501">
          <text:p/>
        </draw:connector>
        <draw:frame draw:style-name="gr7" draw:text-style-name="P7" draw:layer="layout" svg:width="4.519cm" svg:height="1.673cm" svg:x="12.981cm" svg:y="7.7cm">
          <draw:text-box>
            <text:p>Действия</text:p>
            <text:p>пользователя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ing_20_1" draw:display-name="Hatching 1" draw:style="single" draw:color="#000000" draw:distance="0.011cm" draw:rotation="0"/>
    <draw:hatch draw:name="Hatching_20_2" draw:display-name="Hatching 2" draw:style="single" draw:color="#000000" draw:distance="0.011cm" draw:rotation="0"/>
    <draw:hatch draw:name="Hatching_20_3" draw:display-name="Hatching 3" draw:style="single" draw:color="#000000" draw:distance="0.011cm" draw:rotation="0"/>
    <draw:hatch draw:name="Hatching_20_4" draw:display-name="Hatching 4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5T16:49:44.349000000</meta:creation-date>
    <dc:date>2017-05-08T10:06:29.684000000</dc:date>
    <meta:editing-duration>PT4H52M43S</meta:editing-duration>
    <meta:editing-cycles>6</meta:editing-cycles>
    <meta:generator>LibreOffice/5.2.6.2$Windows_X86_64 LibreOffice_project/a3100ed2409ebf1c212f5048fbe377c281438fdc</meta:generator>
    <meta:document-statistic meta:object-count="13"/>
  </office:meta>
</office:document-meta>
</file>